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000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000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000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6633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00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6633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00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6633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00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66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000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ff33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ff33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66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862cm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66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03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6633" draw:textarea-horizontal-align="justify" draw:textarea-vertical-align="middle" draw:auto-grow-height="false" fo:min-height="0.202cm" fo:min-width="0.861cm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00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66" draw:textarea-horizontal-align="justify" draw:textarea-vertical-align="middle" draw:auto-grow-height="false" fo:min-height="0.202cm" fo:min-width="0.86cm" fo:padding-top="0.125cm" fo:padding-bottom="0.125cm" fo:padding-left="0.25cm" fo:padding-right="0.25cm" draw:shadow="hidden" draw:shadow-offset-x="0.2cm" draw:shadow-offset-y="0.2cm" draw:shadow-color="#808080"/>
    </style:style>
    <style:style style:name="gr211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2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dash" draw:stroke-dash="Fine_20_Dashe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000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>
      <style:graphic-properties draw:stroke="none" draw:fill="none" fo:min-height="0.395cm"/>
    </style:style>
    <style:style style:name="gr21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47af85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>
      <style:graphic-properties draw:stroke="none" draw:fill="none" fo:min-height="0.25cm"/>
    </style:style>
    <style:style style:name="gr2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00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467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9999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6666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>
      <style:graphic-properties draw:stroke="none" draw:fill="none" fo:min-height="0.147cm"/>
    </style:style>
    <style:style style:name="gr2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ff33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6699cc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6633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ff99ff" draw:textarea-horizontal-align="justify" draw:textarea-vertical-align="middle" draw:auto-grow-height="false" fo:min-height="0.202cm" fo:min-width="0.552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9900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47af85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cc9999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9966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cc99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9467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47af85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cc99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P17" style:family="paragraph">
      <loext:graphic-properties draw:fill="solid" draw:fill-color="#9966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ff6666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6699c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6699c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47af85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99ff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47af85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style:text-overline-style="solid" style:text-overline-width="auto" style:text-overline-color="font-color"/>
    </style:style>
    <style:style style:name="P28" style:family="paragraph">
      <loext:graphic-properties draw:fill="solid" draw:fill-color="#cc99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P29" style:family="paragraph">
      <loext:graphic-properties draw:fill="solid" draw:fill-color="#ff9467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text-overline-style="none" style:text-overline-color="font-color"/>
    </style:style>
    <style:style style:name="P31" style:family="paragraph">
      <loext:graphic-properties draw:fill="solid" draw:fill-color="#cc9999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="solid" draw:fill-color="#ff6666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99ff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6699c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99663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solid" style:text-overline-width="auto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solid" style:text-overline-width="auto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custom-shape draw:style-name="gr1" draw:text-style-name="P2" draw:layer="layout" svg:width="1.1cm" svg:height="0.5cm" svg:x="13.337cm" svg:y="5.38cm">
            <text:p text:style-name="P1"><text:span text:style-name="T1">3.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.1cm" svg:height="0.5cm" svg:x="15.538cm" svg:y="5.38cm">
            <text:p text:style-name="P1"><text:span text:style-name="T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0.4cm" svg:height="0.4cm" svg:x="14.537cm" svg:y="5.43cm">
            <text:p text:style-name="P1"><text:span text:style-name="T2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3" draw:layer="layout" svg:width="0.4cm" svg:height="0.4cm" svg:x="15.038cm" svg:y="5.43cm">
            <text:p text:style-name="P1"><text:span text:style-name="T2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4" draw:layer="layout" svg:width="1.1cm" svg:height="0.5cm" svg:x="13.341cm" svg:y="12.586cm">
            <text:p text:style-name="P1"><text:span text:style-name="T3">ID_S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1.1cm" svg:height="0.5cm" svg:x="15.542cm" svg:y="12.586cm">
            <text:p text:style-name="P1"><text:span text:style-name="T3">ID_S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0.4cm" svg:height="0.4cm" svg:x="14.541cm" svg:y="12.636cm">
            <text:p text:style-name="P1"><text:span text:style-name="T2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0.4cm" svg:height="0.4cm" svg:x="15.042cm" svg:y="12.636cm">
            <text:p text:style-name="P1"><text:span text:style-name="T2">2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4" draw:layer="layout" svg:width="1.408cm" svg:height="0.5cm" svg:x="17.138cm" svg:y="4.826cm">
            <text:p text:style-name="P1"><text:span text:style-name="T3">Alt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1.409cm" svg:height="0.5cm" svg:x="18.676cm" svg:y="4.826cm">
            <text:p text:style-name="P1"><text:span text:style-name="T3">Alt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408cm" svg:height="0.5cm" svg:x="20.213cm" svg:y="4.826cm">
            <text:p text:style-name="P1"><text:span text:style-name="T3">Alt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1.409cm" svg:height="0.5cm" svg:x="21.75cm" svg:y="4.826cm">
            <text:p text:style-name="P1"><text:span text:style-name="T3">Alt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draw:layer="layout" svg:width="1.408cm" svg:height="0.5cm" svg:x="23.289cm" svg:y="4.826cm">
            <text:p text:style-name="P1"><text:span text:style-name="T3">Alt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4" draw:layer="layout" svg:width="1.408cm" svg:height="0.5cm" svg:x="24.827cm" svg:y="4.826cm">
            <text:p text:style-name="P1"><text:span text:style-name="T3">Alt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4" draw:layer="layout" svg:width="1.408cm" svg:height="0.5cm" svg:x="3.739cm" svg:y="4.826cm">
            <text:p text:style-name="P1"><text:span text:style-name="T3">Alt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4" draw:layer="layout" svg:width="1.409cm" svg:height="0.5cm" svg:x="5.277cm" svg:y="4.826cm">
            <text:p text:style-name="P1"><text:span text:style-name="T3">Alt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4" draw:layer="layout" svg:width="1.408cm" svg:height="0.5cm" svg:x="6.814cm" svg:y="4.826cm">
            <text:p text:style-name="P1"><text:span text:style-name="T3">Alt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4" draw:layer="layout" svg:width="1.409cm" svg:height="0.5cm" svg:x="8.351cm" svg:y="4.826cm">
            <text:p text:style-name="P1"><text:span text:style-name="T3">Alt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4" draw:layer="layout" svg:width="1.408cm" svg:height="0.5cm" svg:x="9.89cm" svg:y="4.826cm">
            <text:p text:style-name="P1"><text:span text:style-name="T3">Alt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4" draw:layer="layout" svg:width="1.408cm" svg:height="0.5cm" svg:x="11.428cm" svg:y="4.826cm">
            <text:p text:style-name="P1"><text:span text:style-name="T3">Alt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1" draw:text-style-name="P5" xml:id="id3" draw:id="id3" draw:layer="layout" svg:width="1.1cm" svg:height="0.5cm" svg:x="13.344cm" svg:y="9.26cm">
            <text:p text:style-name="P1"><text:span text:style-name="T3">#2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5" xml:id="id4" draw:id="id4" draw:layer="layout" svg:width="1.1cm" svg:height="0.5cm" svg:x="15.545cm" svg:y="9.26cm">
            <text:p text:style-name="P1"><text:span text:style-name="T3">#2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4cm" svg:height="0.4cm" svg:x="14.544cm" svg:y="9.31cm">
            <text:p text:style-name="P1"><text:span text:style-name="T2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3" draw:layer="layout" svg:width="0.4cm" svg:height="0.4cm" svg:x="15.045cm" svg:y="9.31cm">
            <text:p text:style-name="P1"><text:span text:style-name="T2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6" xml:id="id5" draw:id="id5" draw:layer="layout" svg:width="1.408cm" svg:height="0.5cm" svg:x="18.685cm" svg:y="9.26cm">
            <text:p text:style-name="P1"><text:span text:style-name="T4">SD1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7" xml:id="id6" draw:id="id6" draw:layer="layout" svg:width="1.408cm" svg:height="0.5cm" svg:x="21.76cm" svg:y="9.26cm">
            <text:p text:style-name="P1"><text:span text:style-name="T4">SD1_CM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8" draw:layer="layout" svg:width="1.409cm" svg:height="0.5cm" svg:x="23.297cm" svg:y="9.26cm">
            <text:p text:style-name="P1"><text:span text:style-name="T4">ARM_RT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8" draw:layer="layout" svg:width="1.408cm" svg:height="0.5cm" svg:x="5.286cm" svg:y="9.26cm">
            <text:p text:style-name="P1"><text:span text:style-name="T4">ARM_TRS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6" xml:id="id2" draw:id="id2" draw:layer="layout" svg:width="1.409cm" svg:height="0.5cm" svg:x="9.898cm" svg:y="9.26cm">
            <text:p text:style-name="P1"><text:span text:style-name="T4">SD1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7" xml:id="id1" draw:id="id1" draw:layer="layout" svg:width="1.408cm" svg:height="0.5cm" svg:x="6.828cm" svg:y="9.26cm">
            <text:p text:style-name="P1"><text:span text:style-name="T4">SD1_CL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1" draw:text-style-name="P9" draw:layer="layout" svg:x1="8.236cm" svg:y1="9.51cm" svg:x2="9.898cm" svg:y2="9.51cm" draw:start-shape="id1" draw:start-glue-point="1" draw:end-shape="id2" draw:end-glue-point="3" svg:d="M8236 9510h1662" svg:viewBox="0 0 1663 1">
            <text:p/>
          </draw:connector>
          <draw:connector draw:style-name="gr32" draw:text-style-name="P9" draw:layer="layout" svg:x1="11.307cm" svg:y1="9.51cm" svg:x2="13.344cm" svg:y2="9.51cm" draw:start-shape="id2" draw:start-glue-point="1" draw:end-shape="id3" draw:end-glue-point="3" svg:d="M11307 9510h2037" svg:viewBox="0 0 2038 1">
            <text:p/>
          </draw:connector>
          <draw:connector draw:style-name="gr33" draw:text-style-name="P9" draw:layer="layout" svg:x1="16.645cm" svg:y1="9.51cm" svg:x2="18.685cm" svg:y2="9.51cm" draw:start-shape="id4" draw:start-glue-point="1" draw:end-shape="id5" draw:end-glue-point="3" svg:d="M16645 9510h2040" svg:viewBox="0 0 2041 1">
            <text:p/>
          </draw:connector>
          <draw:connector draw:style-name="gr34" draw:text-style-name="P9" draw:layer="layout" svg:x1="20.093cm" svg:y1="9.51cm" svg:x2="21.76cm" svg:y2="9.51cm" draw:start-shape="id5" draw:start-glue-point="1" draw:end-shape="id6" draw:end-glue-point="3" svg:d="M20093 9510h1667" svg:viewBox="0 0 1668 1">
            <text:p/>
          </draw:connector>
        </draw:g>
        <draw:g>
          <draw:custom-shape draw:style-name="gr35" draw:text-style-name="P5" xml:id="id8" draw:id="id8" draw:layer="layout" svg:width="1.1cm" svg:height="0.5cm" svg:x="13.343cm" svg:y="8.706cm">
            <text:p text:style-name="P1"><text:span text:style-name="T3">#2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0" draw:layer="layout" svg:width="1.1cm" svg:height="0.5cm" svg:x="15.544cm" svg:y="8.706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3" draw:layer="layout" svg:width="0.4cm" svg:height="0.4cm" svg:x="14.543cm" svg:y="8.756cm">
            <text:p text:style-name="P1"><text:span text:style-name="T2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3" draw:layer="layout" svg:width="0.4cm" svg:height="0.4cm" svg:x="15.044cm" svg:y="8.756cm">
            <text:p text:style-name="P1"><text:span text:style-name="T2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8" draw:layer="layout" svg:width="1.408cm" svg:height="0.5cm" svg:x="5.285cm" svg:y="8.706cm">
            <text:p text:style-name="P1"><text:span text:style-name="T4">ARM_TM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7" xml:id="id7" draw:id="id7" draw:layer="layout" svg:width="1.408cm" svg:height="0.5cm" svg:x="6.827cm" svg:y="8.706cm">
            <text:p text:style-name="P1"><text:span text:style-name="T4">SD1_DAT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" draw:text-style-name="P9" draw:layer="layout" svg:x1="8.235cm" svg:y1="8.956cm" svg:x2="13.343cm" svg:y2="8.956cm" draw:start-shape="id7" draw:start-glue-point="1" draw:end-shape="id8" draw:end-glue-point="3" svg:d="M8235 8956h5108" svg:viewBox="0 0 5109 1">
            <text:p/>
          </draw:connector>
        </draw:g>
        <draw:g>
          <draw:custom-shape draw:style-name="gr42" draw:text-style-name="P2" draw:layer="layout" svg:width="1.1cm" svg:height="0.5cm" svg:x="13.345cm" svg:y="9.814cm">
            <text:p text:style-name="P1"><text:span text:style-name="T1">3.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5" xml:id="id9" draw:id="id9" draw:layer="layout" svg:width="1.1cm" svg:height="0.5cm" svg:x="15.546cm" svg:y="9.814cm">
            <text:p text:style-name="P1"><text:span text:style-name="T3">#2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3" draw:layer="layout" svg:width="0.4cm" svg:height="0.4cm" svg:x="14.545cm" svg:y="9.864cm">
            <text:p text:style-name="P1"><text:span text:style-name="T2">1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3" draw:layer="layout" svg:width="0.4cm" svg:height="0.4cm" svg:x="15.046cm" svg:y="9.864cm">
            <text:p text:style-name="P1"><text:span text:style-name="T2">1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6" xml:id="id10" draw:id="id10" draw:layer="layout" svg:width="1.409cm" svg:height="0.5cm" svg:x="18.686cm" svg:y="9.814cm">
            <text:p text:style-name="P1"><text:span text:style-name="T4">SD1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7" xml:id="id11" draw:id="id11" draw:layer="layout" svg:width="1.408cm" svg:height="0.5cm" svg:x="21.761cm" svg:y="9.814cm">
            <text:p text:style-name="P1"><text:span text:style-name="T4">SD1_DAT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8" draw:layer="layout" svg:width="1.408cm" svg:height="0.5cm" svg:x="23.299cm" svg:y="9.814cm">
            <text:p text:style-name="P1"><text:span text:style-name="T4">ARM_TD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9" draw:text-style-name="P9" draw:layer="layout" svg:x1="16.646cm" svg:y1="10.064cm" svg:x2="18.686cm" svg:y2="10.064cm" draw:start-shape="id9" draw:start-glue-point="1" draw:end-shape="id10" draw:end-glue-point="3" svg:d="M16646 10064h2040" svg:viewBox="0 0 2041 1">
            <text:p/>
          </draw:connector>
          <draw:connector draw:style-name="gr50" draw:text-style-name="P9" draw:layer="layout" svg:x1="20.095cm" svg:y1="10.064cm" svg:x2="21.761cm" svg:y2="10.064cm" draw:start-shape="id10" draw:start-glue-point="1" draw:end-shape="id11" draw:end-glue-point="3" svg:d="M20095 10064h1666" svg:viewBox="0 0 1667 1">
            <text:p/>
          </draw:connector>
        </draw:g>
        <draw:g>
          <draw:custom-shape draw:style-name="gr51" draw:text-style-name="P5" xml:id="id13" draw:id="id13" draw:layer="layout" svg:width="1.1cm" svg:height="0.5cm" svg:x="13.346cm" svg:y="15.357cm">
            <text:p text:style-name="P1"><text:span text:style-name="T3">#2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5" xml:id="id16" draw:id="id16" draw:layer="layout" svg:width="1.1cm" svg:height="0.5cm" svg:x="15.547cm" svg:y="15.357cm">
            <text:p text:style-name="P1"><text:span text:style-name="T3">#2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3" draw:layer="layout" svg:width="0.4cm" svg:height="0.4cm" svg:x="14.546cm" svg:y="15.407cm">
            <text:p text:style-name="P1"><text:span text:style-name="T2">3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3" draw:layer="layout" svg:width="0.4cm" svg:height="0.4cm" svg:x="15.047cm" svg:y="15.407cm">
            <text:p text:style-name="P1"><text:span text:style-name="T2">3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11" xml:id="id17" draw:id="id17" draw:layer="layout" svg:width="1.408cm" svg:height="0.5cm" svg:x="17.15cm" svg:y="15.357cm">
            <text:p text:style-name="P1"><text:span text:style-name="T4">PCM_DI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6" draw:text-style-name="P6" xml:id="id14" draw:id="id14" draw:layer="layout" svg:width="1.409cm" svg:height="0.5cm" svg:x="18.687cm" svg:y="15.357cm">
            <text:p text:style-name="P1"><text:span text:style-name="T4">SD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12" xml:id="id15" draw:id="id15" draw:layer="layout" svg:width="1.409cm" svg:height="0.5cm" svg:x="21.762cm" svg:y="15.357cm">
            <text:p text:style-name="P1"><text:span text:style-name="T4">MIS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13" draw:layer="layout" svg:width="1.409cm" svg:height="0.5cm" svg:x="23.3cm" svg:y="15.357cm">
            <text:p text:style-name="P1"><text:span text:style-name="T4">SPI1_MOS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14" draw:layer="layout" svg:width="1.409cm" svg:height="0.5cm" svg:x="24.838cm" svg:y="15.357cm">
            <text:p text:style-name="P1"><text:span text:style-name="T4">GPCLK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8" draw:layer="layout" svg:width="1.409cm" svg:height="0.5cm" svg:x="5.288cm" svg:y="15.357cm">
            <text:p text:style-name="P1"><text:span text:style-name="T4">ARM_TD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1" draw:text-style-name="P7" xml:id="id12" draw:id="id12" draw:layer="layout" svg:width="1.408cm" svg:height="0.5cm" svg:x="6.826cm" svg:y="15.357cm">
            <text:p text:style-name="P1"><text:span text:style-name="T4">SD1_DAT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62" draw:text-style-name="P9" draw:layer="layout" svg:x1="8.234cm" svg:y1="15.607cm" svg:x2="13.346cm" svg:y2="15.607cm" draw:start-shape="id12" draw:start-glue-point="1" draw:end-shape="id13" draw:end-glue-point="3" svg:d="M8234 15607h5112" svg:viewBox="0 0 5113 1">
            <text:p/>
          </draw:connector>
          <draw:connector draw:style-name="gr63" draw:text-style-name="P9" draw:layer="layout" svg:x1="20.096cm" svg:y1="15.607cm" svg:x2="21.762cm" svg:y2="15.607cm" draw:start-shape="id14" draw:start-glue-point="1" draw:end-shape="id15" draw:end-glue-point="3" svg:d="M20096 15607h1666" svg:viewBox="0 0 1667 1">
            <text:p/>
          </draw:connector>
          <draw:connector draw:style-name="gr64" draw:text-style-name="P9" draw:layer="layout" svg:x1="16.647cm" svg:y1="15.607cm" svg:x2="17.15cm" svg:y2="15.607cm" draw:start-shape="id16" draw:start-glue-point="1" draw:end-shape="id17" draw:end-glue-point="3" svg:d="M16647 15607h503" svg:viewBox="0 0 504 1">
            <text:p/>
          </draw:connector>
        </draw:g>
        <draw:g>
          <draw:custom-shape draw:style-name="gr65" draw:text-style-name="P15" draw:layer="layout" svg:width="1.1cm" svg:height="0.5cm" svg:x="13.347cm" svg:y="15.91cm">
            <text:p text:style-name="P1"><text:span text:style-name="T1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5" xml:id="id20" draw:id="id20" draw:layer="layout" svg:width="1.1cm" svg:height="0.5cm" svg:x="15.548cm" svg:y="15.91cm">
            <text:p text:style-name="P1"><text:span text:style-name="T3">#2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3" draw:layer="layout" svg:width="0.4cm" svg:height="0.4cm" svg:x="14.547cm" svg:y="15.96cm">
            <text:p text:style-name="P1"><text:span text:style-name="T2">3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3" draw:layer="layout" svg:width="0.4cm" svg:height="0.4cm" svg:x="15.048cm" svg:y="15.96cm">
            <text:p text:style-name="P1"><text:span text:style-name="T2">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11" xml:id="id21" draw:id="id21" draw:layer="layout" svg:width="1.408cm" svg:height="0.5cm" svg:x="17.151cm" svg:y="15.91cm">
            <text:p text:style-name="P1"><text:span text:style-name="T4">PCM_DOU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6" xml:id="id18" draw:id="id18" draw:layer="layout" svg:width="1.408cm" svg:height="0.5cm" svg:x="18.689cm" svg:y="15.91cm">
            <text:p text:style-name="P1"><text:span text:style-name="T4">SD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16" xml:id="id19" draw:id="id19" draw:layer="layout" svg:width="1.408cm" svg:height="0.5cm" svg:x="21.764cm" svg:y="15.91cm">
            <text:p text:style-name="P1"><text:span text:style-name="T6">C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13" draw:layer="layout" svg:width="1.409cm" svg:height="0.5cm" svg:x="23.301cm" svg:y="15.91cm">
            <text:p text:style-name="P1"><text:span text:style-name="T4">SPI1_SCL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14" draw:layer="layout" svg:width="1.408cm" svg:height="0.5cm" svg:x="24.84cm" svg:y="15.91cm">
            <text:p text:style-name="P1"><text:span text:style-name="T4">GPCLK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4" draw:text-style-name="P9" draw:layer="layout" svg:x1="20.097cm" svg:y1="16.16cm" svg:x2="21.764cm" svg:y2="16.16cm" draw:start-shape="id18" draw:start-glue-point="1" draw:end-shape="id19" draw:end-glue-point="3" svg:d="M20097 16160h1667" svg:viewBox="0 0 1668 1">
            <text:p/>
          </draw:connector>
          <draw:connector draw:style-name="gr75" draw:text-style-name="P9" draw:layer="layout" svg:x1="16.648cm" svg:y1="16.16cm" svg:x2="17.151cm" svg:y2="16.16cm" draw:start-shape="id20" draw:start-glue-point="1" draw:end-shape="id21" draw:end-glue-point="3" svg:d="M16648 16160h503" svg:viewBox="0 0 504 1">
            <text:p/>
          </draw:connector>
        </draw:g>
        <draw:g>
          <draw:custom-shape draw:style-name="gr76" draw:text-style-name="P10" draw:layer="layout" svg:width="1.1cm" svg:height="0.5cm" svg:x="13.34cm" svg:y="12.031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7" draw:text-style-name="P5" xml:id="id22" draw:id="id22" draw:layer="layout" svg:width="1.1cm" svg:height="0.5cm" svg:x="15.541cm" svg:y="12.031cm">
            <text:p text:style-name="P1"><text:span text:style-name="T3">#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3" draw:layer="layout" svg:width="0.4cm" svg:height="0.4cm" svg:x="14.54cm" svg:y="12.081cm">
            <text:p text:style-name="P1"><text:span text:style-name="T2">2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3" draw:layer="layout" svg:width="0.4cm" svg:height="0.4cm" svg:x="15.041cm" svg:y="12.081cm">
            <text:p text:style-name="P1"><text:span text:style-name="T2">2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3" xml:id="id23" draw:id="id23" draw:layer="layout" svg:width="1.409cm" svg:height="0.5cm" svg:x="17.142cm" svg:y="12.031cm">
            <text:p text:style-name="P1"><text:span text:style-name="T4">SPI0_</text:span><text:span text:style-name="T6">CE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1" draw:text-style-name="P6" draw:layer="layout" svg:width="1.409cm" svg:height="0.5cm" svg:x="18.68cm" svg:y="12.031cm">
            <text:p text:style-name="P1"><text:span text:style-name="T6">SWE</text:span><text:span text:style-name="T4">/</text:span><text:span text:style-name="T6">SRW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2" draw:text-style-name="P9" draw:layer="layout" svg:x1="16.641cm" svg:y1="12.281cm" svg:x2="17.142cm" svg:y2="12.281cm" draw:start-shape="id22" draw:start-glue-point="1" draw:end-shape="id23" draw:end-glue-point="3" svg:d="M16641 12281h501" svg:viewBox="0 0 502 1">
            <text:p/>
          </draw:connector>
        </draw:g>
        <draw:g>
          <draw:custom-shape draw:style-name="gr83" draw:text-style-name="P5" xml:id="id26" draw:id="id26" draw:layer="layout" svg:width="1.1cm" svg:height="0.5cm" svg:x="13.342cm" svg:y="8.152cm">
            <text:p text:style-name="P1"><text:span text:style-name="T3">#1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5" xml:id="id29" draw:id="id29" draw:layer="layout" svg:width="1.1cm" svg:height="0.5cm" svg:x="15.543cm" svg:y="8.152cm">
            <text:p text:style-name="P1"><text:span text:style-name="T3">#1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3" draw:layer="layout" svg:width="0.4cm" svg:height="0.4cm" svg:x="14.542cm" svg:y="8.202cm">
            <text:p text:style-name="P1"><text:span text:style-name="T2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6" draw:text-style-name="P3" draw:layer="layout" svg:width="0.4cm" svg:height="0.4cm" svg:x="15.043cm" svg:y="8.202cm">
            <text:p text:style-name="P1"><text:span text:style-name="T2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7" draw:text-style-name="P17" xml:id="id30" draw:id="id30" draw:layer="layout" svg:width="1.409cm" svg:height="0.5cm" svg:x="17.144cm" svg:y="8.152cm">
            <text:p text:style-name="P1"><text:span text:style-name="T7">PCM_CL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8" draw:text-style-name="P6" xml:id="id27" draw:id="id27" draw:layer="layout" svg:width="1.408cm" svg:height="0.5cm" svg:x="18.683cm" svg:y="8.152cm">
            <text:p text:style-name="P1"><text:span text:style-name="T4">SD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9" draw:text-style-name="P12" xml:id="id28" draw:id="id28" draw:layer="layout" svg:width="1.408cm" svg:height="0.5cm" svg:x="21.758cm" svg:y="8.152cm">
            <text:p text:style-name="P1"><text:span text:style-name="T4">SDA/MOS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0" draw:text-style-name="P13" draw:layer="layout" svg:width="1.408cm" svg:height="0.5cm" svg:x="23.295cm" svg:y="8.152cm">
            <text:p text:style-name="P1"><text:span text:style-name="T4">SPI1_</text:span><text:span text:style-name="T6">CE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1" draw:text-style-name="P18" draw:layer="layout" svg:width="1.409cm" svg:height="0.5cm" svg:x="24.833cm" svg:y="8.152cm">
            <text:p text:style-name="P1"><text:span text:style-name="T4">PWM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2" draw:text-style-name="P19" draw:layer="layout" svg:width="1.409cm" svg:height="0.5cm" svg:x="3.745cm" svg:y="8.152cm">
            <text:p text:style-name="P1"><text:span text:style-name="T7">RTS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13" draw:layer="layout" svg:width="1.408cm" svg:height="0.5cm" svg:x="5.284cm" svg:y="8.152cm">
            <text:p text:style-name="P1"><text:span text:style-name="T4">SPI1_</text:span><text:span text:style-name="T6">CE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6" xml:id="id25" draw:id="id25" draw:layer="layout" svg:width="1.408cm" svg:height="0.5cm" svg:x="9.896cm" svg:y="8.152cm">
            <text:p text:style-name="P1"><text:span text:style-name="T4">SD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20" xml:id="id24" draw:id="id24" draw:layer="layout" svg:width="1.408cm" svg:height="0.5cm" svg:x="6.826cm" svg:y="8.152cm">
            <text:p text:style-name="P1"><text:span text:style-name="T4">RTS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6" draw:text-style-name="P9" draw:layer="layout" svg:x1="8.234cm" svg:y1="8.402cm" svg:x2="9.896cm" svg:y2="8.402cm" draw:start-shape="id24" draw:start-glue-point="1" draw:end-shape="id25" draw:end-glue-point="3" svg:d="M8234 8402h1662" svg:viewBox="0 0 1663 1">
            <text:p/>
          </draw:connector>
          <draw:connector draw:style-name="gr97" draw:text-style-name="P9" draw:layer="layout" svg:x1="11.304cm" svg:y1="8.402cm" svg:x2="13.342cm" svg:y2="8.402cm" draw:start-shape="id25" draw:start-glue-point="1" draw:end-shape="id26" draw:end-glue-point="3" svg:d="M11304 8402h2038" svg:viewBox="0 0 2039 1">
            <text:p/>
          </draw:connector>
          <draw:connector draw:style-name="gr98" draw:text-style-name="P9" draw:layer="layout" svg:x1="20.091cm" svg:y1="8.402cm" svg:x2="21.758cm" svg:y2="8.402cm" draw:start-shape="id27" draw:start-glue-point="1" draw:end-shape="id28" draw:end-glue-point="3" svg:d="M20091 8402h1667" svg:viewBox="0 0 1668 1">
            <text:p/>
          </draw:connector>
          <draw:connector draw:style-name="gr99" draw:text-style-name="P9" draw:layer="layout" svg:x1="16.643cm" svg:y1="8.402cm" svg:x2="17.144cm" svg:y2="8.402cm" draw:start-shape="id29" draw:start-glue-point="1" draw:end-shape="id30" draw:end-glue-point="3" svg:d="M16643 8402h501" svg:viewBox="0 0 502 1">
            <text:p/>
          </draw:connector>
        </draw:g>
        <draw:g>
          <draw:custom-shape draw:style-name="gr100" draw:text-style-name="P10" draw:layer="layout" svg:width="1.1cm" svg:height="0.5cm" svg:x="13.341cm" svg:y="7.597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1" draw:text-style-name="P5" xml:id="id33" draw:id="id33" draw:layer="layout" svg:width="1.1cm" svg:height="0.5cm" svg:x="15.542cm" svg:y="7.597cm">
            <text:p text:style-name="P1"><text:span text:style-name="T3">#1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2" draw:text-style-name="P3" draw:layer="layout" svg:width="0.4cm" svg:height="0.4cm" svg:x="14.541cm" svg:y="7.647cm">
            <text:p text:style-name="P1"><text:span text:style-name="T2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3" draw:layer="layout" svg:width="0.4cm" svg:height="0.4cm" svg:x="15.042cm" svg:y="7.647cm">
            <text:p text:style-name="P1"><text:span text:style-name="T2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20" xml:id="id34" draw:id="id34" draw:layer="layout" svg:width="1.409cm" svg:height="0.5cm" svg:x="17.143cm" svg:y="7.597cm">
            <text:p text:style-name="P1"><text:span text:style-name="T4">RxD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6" xml:id="id31" draw:id="id31" draw:layer="layout" svg:width="1.409cm" svg:height="0.5cm" svg:x="18.681cm" svg:y="7.597cm">
            <text:p text:style-name="P1"><text:span text:style-name="T4">SD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20" xml:id="id32" draw:id="id32" draw:layer="layout" svg:width="1.41cm" svg:height="0.5cm" svg:x="24.831cm" svg:y="7.597cm">
            <text:p text:style-name="P1"><text:span text:style-name="T4">RxD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7" draw:text-style-name="P9" draw:layer="layout" svg:x1="20.09cm" svg:y1="7.847cm" svg:x2="24.831cm" svg:y2="7.847cm" draw:start-shape="id31" draw:start-glue-point="1" draw:end-shape="id32" draw:end-glue-point="3" svg:d="M20090 7847h4741" svg:viewBox="0 0 4742 1">
            <text:p/>
          </draw:connector>
          <draw:connector draw:style-name="gr108" draw:text-style-name="P9" draw:layer="layout" svg:x1="16.642cm" svg:y1="7.847cm" svg:x2="17.143cm" svg:y2="7.847cm" draw:start-shape="id33" draw:start-glue-point="1" draw:end-shape="id34" draw:end-glue-point="3" svg:d="M16642 7847h501" svg:viewBox="0 0 502 1">
            <text:p/>
          </draw:connector>
        </draw:g>
        <draw:g>
          <draw:custom-shape draw:style-name="gr109" draw:text-style-name="P21" xml:id="id35" draw:id="id35" draw:layer="layout" svg:width="1.1cm" svg:height="0.5cm" svg:x="13.338cm" svg:y="5.935cm">
            <text:p text:style-name="P1"><text:span text:style-name="T8">#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0" draw:text-style-name="P2" draw:layer="layout" svg:width="1.1cm" svg:height="0.5cm" svg:x="15.539cm" svg:y="5.935cm">
            <text:p text:style-name="P1"><text:span text:style-name="T1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1" draw:text-style-name="P3" draw:layer="layout" svg:width="0.4cm" svg:height="0.4cm" svg:x="14.538cm" svg:y="5.985cm">
            <text:p text:style-name="P1"><text:span text:style-name="T2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3" draw:layer="layout" svg:width="0.4cm" svg:height="0.4cm" svg:x="15.039cm" svg:y="5.985cm">
            <text:p text:style-name="P1"><text:span text:style-name="T2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6" draw:layer="layout" svg:width="1.409cm" svg:height="0.5cm" svg:x="9.903cm" svg:y="5.935cm">
            <text:p text:style-name="P1"><text:span text:style-name="T4">SA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22" xml:id="id36" draw:id="id36" draw:layer="layout" svg:width="1.408cm" svg:height="0.5cm" svg:x="11.442cm" svg:y="5.935cm">
            <text:p text:style-name="P1"><text:span text:style-name="T4">SDA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15" draw:text-style-name="P9" draw:layer="layout" svg:x1="13.338cm" svg:y1="6.185cm" svg:x2="12.85cm" svg:y2="6.185cm" draw:start-shape="id35" draw:start-glue-point="3" draw:end-shape="id36" draw:end-glue-point="1" svg:d="M13338 6185h-488" svg:viewBox="0 0 489 1">
            <text:p/>
          </draw:connector>
        </draw:g>
        <draw:g>
          <draw:custom-shape draw:style-name="gr116" draw:text-style-name="P21" xml:id="id37" draw:id="id37" draw:layer="layout" svg:width="1.1cm" svg:height="0.5cm" svg:x="13.339cm" svg:y="6.489cm">
            <text:p text:style-name="P1"><text:span text:style-name="T8">#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7" draw:text-style-name="P10" draw:layer="layout" svg:width="1.1cm" svg:height="0.5cm" svg:x="15.54cm" svg:y="6.489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3" draw:layer="layout" svg:width="0.4cm" svg:height="0.4cm" svg:x="14.539cm" svg:y="6.539cm">
            <text:p text:style-name="P1"><text:span text:style-name="T2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3" draw:layer="layout" svg:width="0.4cm" svg:height="0.4cm" svg:x="15.04cm" svg:y="6.539cm">
            <text:p text:style-name="P1"><text:span text:style-name="T2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0" draw:text-style-name="P6" draw:layer="layout" svg:width="1.409cm" svg:height="0.5cm" svg:x="9.904cm" svg:y="6.489cm">
            <text:p text:style-name="P1"><text:span text:style-name="T4">SA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22" xml:id="id38" draw:id="id38" draw:layer="layout" svg:width="1.408cm" svg:height="0.5cm" svg:x="11.443cm" svg:y="6.489cm">
            <text:p text:style-name="P1"><text:span text:style-name="T4">SCL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22" draw:text-style-name="P9" draw:layer="layout" svg:x1="13.339cm" svg:y1="6.739cm" svg:x2="12.851cm" svg:y2="6.739cm" draw:start-shape="id37" draw:start-glue-point="3" draw:end-shape="id38" draw:end-glue-point="1" svg:d="M13339 6739h-488" svg:viewBox="0 0 489 1">
            <text:p/>
          </draw:connector>
        </draw:g>
        <draw:g>
          <draw:custom-shape draw:style-name="gr123" draw:text-style-name="P21" xml:id="id45" draw:id="id45" draw:layer="layout" svg:width="1.1cm" svg:height="0.5cm" svg:x="13.34cm" svg:y="7.043cm">
            <text:p text:style-name="P1"><text:span text:style-name="T8">#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4" draw:text-style-name="P5" xml:id="id43" draw:id="id43" draw:layer="layout" svg:width="1.1cm" svg:height="0.5cm" svg:x="15.541cm" svg:y="7.043cm">
            <text:p text:style-name="P1"><text:span text:style-name="T3">#1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5" draw:text-style-name="P3" draw:layer="layout" svg:width="0.4cm" svg:height="0.4cm" svg:x="14.54cm" svg:y="7.093cm">
            <text:p text:style-name="P1"><text:span text:style-name="T2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6" draw:text-style-name="P3" draw:layer="layout" svg:width="0.4cm" svg:height="0.4cm" svg:x="15.041cm" svg:y="7.093cm">
            <text:p text:style-name="P1"><text:span text:style-name="T2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7" draw:text-style-name="P20" xml:id="id44" draw:id="id44" draw:layer="layout" svg:width="1.409cm" svg:height="0.5cm" svg:x="17.142cm" svg:y="7.043cm">
            <text:p text:style-name="P1"><text:span text:style-name="T4">TxD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8" draw:text-style-name="P6" xml:id="id41" draw:id="id41" draw:layer="layout" svg:width="1.409cm" svg:height="0.5cm" svg:x="18.68cm" svg:y="7.043cm">
            <text:p text:style-name="P1"><text:span text:style-name="T4">SD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9" draw:text-style-name="P20" xml:id="id42" draw:id="id42" draw:layer="layout" svg:width="1.41cm" svg:height="0.5cm" svg:x="24.83cm" svg:y="7.043cm">
            <text:p text:style-name="P1"><text:span text:style-name="T4">TxD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0" draw:text-style-name="P8" xml:id="id39" draw:id="id39" draw:layer="layout" svg:width="1.409cm" svg:height="0.5cm" svg:x="3.743cm" svg:y="7.043cm">
            <text:p text:style-name="P1"><text:span text:style-name="T4">ARM_TD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1" draw:text-style-name="P14" xml:id="id46" draw:id="id46" draw:layer="layout" svg:width="1.41cm" svg:height="0.5cm" svg:x="11.431cm" svg:y="7.043cm">
            <text:p text:style-name="P1"><text:span text:style-name="T4">GPCLK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2" draw:text-style-name="P6" xml:id="id40" draw:id="id40" draw:layer="layout" svg:width="1.409cm" svg:height="0.5cm" svg:x="9.904cm" svg:y="7.043cm">
            <text:p text:style-name="P1"><text:span text:style-name="T4">SA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3" draw:text-style-name="P9" draw:layer="layout" svg:x1="5.152cm" svg:y1="7.293cm" svg:x2="9.904cm" svg:y2="7.293cm" draw:start-shape="id39" draw:start-glue-point="1" draw:end-shape="id40" draw:end-glue-point="3" svg:d="M5152 7293h4752" svg:viewBox="0 0 4753 1">
            <text:p/>
          </draw:connector>
          <draw:connector draw:style-name="gr134" draw:text-style-name="P9" draw:layer="layout" svg:x1="20.089cm" svg:y1="7.293cm" svg:x2="24.83cm" svg:y2="7.293cm" draw:start-shape="id41" draw:start-glue-point="1" draw:end-shape="id42" draw:end-glue-point="3" svg:d="M20089 7293h4741" svg:viewBox="0 0 4742 1">
            <text:p/>
          </draw:connector>
          <draw:connector draw:style-name="gr135" draw:text-style-name="P9" draw:layer="layout" svg:x1="16.641cm" svg:y1="7.293cm" svg:x2="17.142cm" svg:y2="7.293cm" draw:start-shape="id43" draw:start-glue-point="1" draw:end-shape="id44" draw:end-glue-point="3" svg:d="M16641 7293h501" svg:viewBox="0 0 502 1">
            <text:p/>
          </draw:connector>
          <draw:connector draw:style-name="gr136" draw:text-style-name="P9" draw:layer="layout" svg:x1="13.34cm" svg:y1="7.293cm" svg:x2="12.841cm" svg:y2="7.293cm" draw:start-shape="id45" draw:start-glue-point="3" draw:end-shape="id46" draw:end-glue-point="1" svg:d="M13340 7293h-499" svg:viewBox="0 0 500 1">
            <text:p/>
          </draw:connector>
        </draw:g>
        <draw:g>
          <draw:custom-shape draw:style-name="gr137" draw:text-style-name="P23" xml:id="id47" draw:id="id47" draw:layer="layout" svg:width="1.1cm" svg:height="0.5cm" svg:x="13.346cm" svg:y="10.369cm">
            <text:p text:style-name="P1"><text:span text:style-name="T9">#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8" draw:text-style-name="P24" draw:layer="layout" svg:width="1.1cm" svg:height="0.5cm" svg:x="15.547cm" svg:y="10.369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9" draw:text-style-name="P3" draw:layer="layout" svg:width="0.4cm" svg:height="0.4cm" svg:x="14.546cm" svg:y="10.419cm">
            <text:p text:style-name="P1"><text:span text:style-name="T2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0" draw:text-style-name="P3" draw:layer="layout" svg:width="0.4cm" svg:height="0.4cm" svg:x="15.047cm" svg:y="10.419cm">
            <text:p text:style-name="P1"><text:span text:style-name="T2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1" draw:text-style-name="P13" xml:id="id48" draw:id="id48" draw:layer="layout" svg:width="1.41cm" svg:height="0.5cm" svg:x="11.432cm" svg:y="10.369cm">
            <text:p text:style-name="P1"><text:span text:style-name="T4">SPI0_MOS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2" draw:text-style-name="P6" draw:layer="layout" svg:width="1.409cm" svg:height="0.5cm" svg:x="9.905cm" svg:y="10.369cm">
            <text:p text:style-name="P1"><text:span text:style-name="T4">SD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43" draw:text-style-name="P9" draw:layer="layout" svg:x1="13.346cm" svg:y1="10.619cm" svg:x2="12.842cm" svg:y2="10.619cm" draw:start-shape="id47" draw:start-glue-point="3" draw:end-shape="id48" draw:end-glue-point="1" svg:d="M13346 10619h-504" svg:viewBox="0 0 505 1">
            <text:p/>
          </draw:connector>
        </draw:g>
        <draw:g>
          <draw:custom-shape draw:style-name="gr144" draw:text-style-name="P23" xml:id="id52" draw:id="id52" draw:layer="layout" svg:width="1.1cm" svg:height="0.5cm" svg:x="13.338cm" svg:y="10.923cm">
            <text:p text:style-name="P1"><text:span text:style-name="T9">#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5" draw:text-style-name="P5" xml:id="id49" draw:id="id49" draw:layer="layout" svg:width="1.1cm" svg:height="0.5cm" svg:x="15.539cm" svg:y="10.923cm">
            <text:p text:style-name="P1"><text:span text:style-name="T3">#2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6" draw:text-style-name="P3" draw:layer="layout" svg:width="0.4cm" svg:height="0.4cm" svg:x="14.538cm" svg:y="10.973cm">
            <text:p text:style-name="P1"><text:span text:style-name="T2">2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7" draw:text-style-name="P3" draw:layer="layout" svg:width="0.4cm" svg:height="0.4cm" svg:x="15.039cm" svg:y="10.973cm">
            <text:p text:style-name="P1"><text:span text:style-name="T2">2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8" draw:text-style-name="P6" xml:id="id50" draw:id="id50" draw:layer="layout" svg:width="1.409cm" svg:height="0.5cm" svg:x="18.677cm" svg:y="10.923cm">
            <text:p text:style-name="P1"><text:span text:style-name="T4">SD1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9" draw:text-style-name="P7" xml:id="id51" draw:id="id51" draw:layer="layout" svg:width="1.409cm" svg:height="0.5cm" svg:x="21.752cm" svg:y="10.923cm">
            <text:p text:style-name="P1"><text:span text:style-name="T4">SD1_DAT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0" draw:text-style-name="P8" draw:layer="layout" svg:width="1.409cm" svg:height="0.5cm" svg:x="23.29cm" svg:y="10.923cm">
            <text:p text:style-name="P1"><text:span text:style-name="T4">ARM_T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1" draw:text-style-name="P6" draw:layer="layout" svg:width="1.409cm" svg:height="0.5cm" svg:x="9.891cm" svg:y="10.923cm">
            <text:p text:style-name="P1"><text:span text:style-name="T4">SD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2" draw:text-style-name="P13" xml:id="id53" draw:id="id53" draw:layer="layout" svg:width="1.41cm" svg:height="0.5cm" svg:x="11.437cm" svg:y="10.923cm">
            <text:p text:style-name="P1"><text:span text:style-name="T4">SPI0_MIS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3" draw:text-style-name="P9" draw:layer="layout" svg:x1="16.639cm" svg:y1="11.173cm" svg:x2="18.677cm" svg:y2="11.173cm" draw:start-shape="id49" draw:start-glue-point="1" draw:end-shape="id50" draw:end-glue-point="3" svg:d="M16639 11173h2038" svg:viewBox="0 0 2039 1">
            <text:p/>
          </draw:connector>
          <draw:connector draw:style-name="gr154" draw:text-style-name="P9" draw:layer="layout" svg:x1="20.086cm" svg:y1="11.173cm" svg:x2="21.752cm" svg:y2="11.173cm" draw:start-shape="id50" draw:start-glue-point="1" draw:end-shape="id51" draw:end-glue-point="3" svg:d="M20086 11173h1666" svg:viewBox="0 0 1667 1">
            <text:p/>
          </draw:connector>
          <draw:connector draw:style-name="gr155" draw:text-style-name="P9" draw:layer="layout" svg:x1="13.338cm" svg:y1="11.173cm" svg:x2="12.847cm" svg:y2="11.173cm" draw:start-shape="id52" draw:start-glue-point="3" draw:end-shape="id53" draw:end-glue-point="1" svg:d="M13338 11173h-491" svg:viewBox="0 0 492 1">
            <text:p/>
          </draw:connector>
        </draw:g>
        <draw:g>
          <draw:custom-shape draw:style-name="gr156" draw:text-style-name="P23" xml:id="id56" draw:id="id56" draw:layer="layout" svg:width="1.1cm" svg:height="0.5cm" svg:x="13.339cm" svg:y="11.477cm">
            <text:p text:style-name="P1"><text:span text:style-name="T9">#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5" xml:id="id54" draw:id="id54" draw:layer="layout" svg:width="1.1cm" svg:height="0.5cm" svg:x="15.54cm" svg:y="11.477cm">
            <text:p text:style-name="P1"><text:span text:style-name="T3">#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8" draw:text-style-name="P3" draw:layer="layout" svg:width="0.4cm" svg:height="0.4cm" svg:x="14.539cm" svg:y="11.527cm">
            <text:p text:style-name="P1"><text:span text:style-name="T2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9" draw:text-style-name="P3" draw:layer="layout" svg:width="0.4cm" svg:height="0.4cm" svg:x="15.04cm" svg:y="11.527cm">
            <text:p text:style-name="P1"><text:span text:style-name="T2">2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0" draw:text-style-name="P13" xml:id="id55" draw:id="id55" draw:layer="layout" svg:width="1.409cm" svg:height="0.5cm" svg:x="17.14cm" svg:y="11.477cm">
            <text:p text:style-name="P1"><text:span text:style-name="T4">SPI0_</text:span><text:span text:style-name="T6">CE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1" draw:text-style-name="P6" draw:layer="layout" svg:width="1.408cm" svg:height="0.5cm" svg:x="18.679cm" svg:y="11.477cm">
            <text:p text:style-name="P1"><text:span text:style-name="T4">SD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2" draw:text-style-name="P6" draw:layer="layout" svg:width="1.409cm" svg:height="0.5cm" svg:x="9.891cm" svg:y="11.477cm">
            <text:p text:style-name="P1"><text:span text:style-name="T4">SD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3" draw:text-style-name="P13" xml:id="id57" draw:id="id57" draw:layer="layout" svg:width="1.41cm" svg:height="0.5cm" svg:x="11.437cm" svg:y="11.477cm">
            <text:p text:style-name="P1"><text:span text:style-name="T4">SPI0_SCL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64" draw:text-style-name="P9" draw:layer="layout" svg:x1="16.64cm" svg:y1="11.727cm" svg:x2="17.14cm" svg:y2="11.727cm" draw:start-shape="id54" draw:start-glue-point="1" draw:end-shape="id55" draw:end-glue-point="3" svg:d="M16640 11727h500" svg:viewBox="0 0 501 1">
            <text:p/>
          </draw:connector>
          <draw:connector draw:style-name="gr165" draw:text-style-name="P9" draw:layer="layout" svg:x1="13.339cm" svg:y1="11.727cm" svg:x2="12.847cm" svg:y2="11.727cm" draw:start-shape="id56" draw:start-glue-point="3" draw:end-shape="id57" draw:end-glue-point="1" svg:d="M13339 11727h-492" svg:viewBox="0 0 493 1">
            <text:p/>
          </draw:connector>
        </draw:g>
        <draw:g>
          <draw:custom-shape draw:style-name="gr166" draw:text-style-name="P5" xml:id="id60" draw:id="id60" draw:layer="layout" svg:width="1.1cm" svg:height="0.5cm" svg:x="13.342cm" svg:y="13.14cm">
            <text:p text:style-name="P1"><text:span text:style-name="T3">#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7" draw:text-style-name="P10" draw:layer="layout" svg:width="1.1cm" svg:height="0.5cm" svg:x="15.543cm" svg:y="13.14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8" draw:text-style-name="P3" draw:layer="layout" svg:width="0.4cm" svg:height="0.4cm" svg:x="14.542cm" svg:y="13.19cm">
            <text:p text:style-name="P1"><text:span text:style-name="T2">2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9" draw:text-style-name="P3" draw:layer="layout" svg:width="0.4cm" svg:height="0.4cm" svg:x="15.043cm" svg:y="13.19cm">
            <text:p text:style-name="P1"><text:span text:style-name="T2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0" draw:text-style-name="P8" xml:id="id58" draw:id="id58" draw:layer="layout" svg:width="1.41cm" svg:height="0.5cm" svg:x="3.747cm" svg:y="13.14cm">
            <text:p text:style-name="P1"><text:span text:style-name="T4">ARM_TD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1" draw:text-style-name="P6" xml:id="id59" draw:id="id59" draw:layer="layout" svg:width="1.409cm" svg:height="0.5cm" svg:x="9.891cm" svg:y="13.14cm">
            <text:p text:style-name="P1"><text:span text:style-name="T4">SA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2" draw:text-style-name="P14" xml:id="id61" draw:id="id61" draw:layer="layout" svg:width="1.41cm" svg:height="0.5cm" svg:x="11.437cm" svg:y="13.14cm">
            <text:p text:style-name="P1"><text:span text:style-name="T4">GPCLK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73" draw:text-style-name="P9" draw:layer="layout" svg:x1="5.157cm" svg:y1="13.39cm" svg:x2="9.891cm" svg:y2="13.39cm" draw:start-shape="id58" draw:start-glue-point="1" draw:end-shape="id59" draw:end-glue-point="3" svg:d="M5157 13390h4734" svg:viewBox="0 0 4735 1">
            <text:p/>
          </draw:connector>
          <draw:connector draw:style-name="gr174" draw:text-style-name="P9" draw:layer="layout" svg:x1="13.342cm" svg:y1="13.39cm" svg:x2="12.847cm" svg:y2="13.39cm" draw:start-shape="id60" draw:start-glue-point="3" draw:end-shape="id61" draw:end-glue-point="1" svg:d="M13342 13390h-495" svg:viewBox="0 0 496 1">
            <text:p/>
          </draw:connector>
        </draw:g>
        <draw:g>
          <draw:custom-shape draw:style-name="gr175" draw:text-style-name="P5" xml:id="id68" draw:id="id68" draw:layer="layout" svg:width="1.1cm" svg:height="0.5cm" svg:x="13.343cm" svg:y="13.694cm">
            <text:p text:style-name="P1"><text:span text:style-name="T3">#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6" draw:text-style-name="P5" xml:id="id66" draw:id="id66" draw:layer="layout" svg:width="1.1cm" svg:height="0.5cm" svg:x="15.544cm" svg:y="13.694cm">
            <text:p text:style-name="P1"><text:span text:style-name="T3">#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7" draw:text-style-name="P3" draw:layer="layout" svg:width="0.4cm" svg:height="0.4cm" svg:x="14.543cm" svg:y="13.744cm">
            <text:p text:style-name="P1"><text:span text:style-name="T2">3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8" draw:text-style-name="P3" draw:layer="layout" svg:width="0.4cm" svg:height="0.4cm" svg:x="15.044cm" svg:y="13.744cm">
            <text:p text:style-name="P1"><text:span text:style-name="T2">3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9" draw:text-style-name="P18" xml:id="id67" draw:id="id67" draw:layer="layout" svg:width="1.41cm" svg:height="0.5cm" svg:x="17.145cm" svg:y="13.694cm">
            <text:p text:style-name="P1"><text:span text:style-name="T4">PWM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0" draw:text-style-name="P6" xml:id="id62" draw:id="id62" draw:layer="layout" svg:width="1.408cm" svg:height="0.5cm" svg:x="18.684cm" svg:y="13.694cm">
            <text:p text:style-name="P1"><text:span text:style-name="T4">SD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1" draw:text-style-name="P8" xml:id="id63" draw:id="id63" draw:layer="layout" svg:width="1.409cm" svg:height="0.5cm" svg:x="24.834cm" svg:y="13.694cm">
            <text:p text:style-name="P1"><text:span text:style-name="T4">ARM_TM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2" draw:text-style-name="P8" xml:id="id64" draw:id="id64" draw:layer="layout" svg:width="1.41cm" svg:height="0.5cm" svg:x="3.746cm" svg:y="13.694cm">
            <text:p text:style-name="P1"><text:span text:style-name="T4">ARM_RT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3" draw:text-style-name="P6" xml:id="id65" draw:id="id65" draw:layer="layout" svg:width="1.408cm" svg:height="0.5cm" svg:x="9.89cm" svg:y="13.694cm">
            <text:p text:style-name="P1"><text:span text:style-name="T6">SOE</text:span><text:span text:style-name="T4">/S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4" draw:text-style-name="P14" xml:id="id69" draw:id="id69" draw:layer="layout" svg:width="1.409cm" svg:height="0.5cm" svg:x="11.435cm" svg:y="13.694cm">
            <text:p text:style-name="P1"><text:span text:style-name="T4">GPCLK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85" draw:text-style-name="P9" draw:layer="layout" svg:x1="20.092cm" svg:y1="13.944cm" svg:x2="24.834cm" svg:y2="13.944cm" draw:start-shape="id62" draw:start-glue-point="1" draw:end-shape="id63" draw:end-glue-point="3" svg:d="M20092 13944h4742" svg:viewBox="0 0 4743 1">
            <text:p/>
          </draw:connector>
          <draw:connector draw:style-name="gr186" draw:text-style-name="P9" draw:layer="layout" svg:x1="5.156cm" svg:y1="13.944cm" svg:x2="9.89cm" svg:y2="13.944cm" draw:start-shape="id64" draw:start-glue-point="1" draw:end-shape="id65" draw:end-glue-point="3" svg:d="M5156 13944h4734" svg:viewBox="0 0 4735 1">
            <text:p/>
          </draw:connector>
          <draw:connector draw:style-name="gr187" draw:text-style-name="P9" draw:layer="layout" svg:x1="16.644cm" svg:y1="13.944cm" svg:x2="17.145cm" svg:y2="13.944cm" draw:start-shape="id66" draw:start-glue-point="1" draw:end-shape="id67" draw:end-glue-point="3" svg:d="M16644 13944h501" svg:viewBox="0 0 502 1">
            <text:p/>
          </draw:connector>
          <draw:connector draw:style-name="gr188" draw:text-style-name="P9" draw:layer="layout" svg:x1="13.343cm" svg:y1="13.944cm" svg:x2="12.844cm" svg:y2="13.944cm" draw:start-shape="id68" draw:start-glue-point="3" draw:end-shape="id69" draw:end-glue-point="1" svg:d="M13343 13944h-499" svg:viewBox="0 0 500 1">
            <text:p/>
          </draw:connector>
        </draw:g>
        <draw:g>
          <draw:custom-shape draw:style-name="gr189" draw:text-style-name="P5" xml:id="id72" draw:id="id72" draw:layer="layout" svg:width="1.1cm" svg:height="0.5cm" svg:x="13.344cm" svg:y="14.248cm">
            <text:p text:style-name="P1"><text:span text:style-name="T3">#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0" draw:text-style-name="P10" draw:layer="layout" svg:width="1.1cm" svg:height="0.5cm" svg:x="15.545cm" svg:y="14.248cm">
            <text:p text:style-name="P1"><text:span text:style-name="T5">GN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1" draw:text-style-name="P3" draw:layer="layout" svg:width="0.4cm" svg:height="0.4cm" svg:x="14.544cm" svg:y="14.298cm">
            <text:p text:style-name="P1"><text:span text:style-name="T2">3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2" draw:text-style-name="P3" draw:layer="layout" svg:width="0.4cm" svg:height="0.4cm" svg:x="15.045cm" svg:y="14.298cm">
            <text:p text:style-name="P1"><text:span text:style-name="T2">3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3" draw:text-style-name="P8" xml:id="id70" draw:id="id70" draw:layer="layout" svg:width="1.41cm" svg:height="0.5cm" svg:x="3.746cm" svg:y="14.248cm">
            <text:p text:style-name="P1"><text:span text:style-name="T4">ARM_TC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4" draw:text-style-name="P6" xml:id="id71" draw:id="id71" draw:layer="layout" svg:width="1.408cm" svg:height="0.5cm" svg:x="9.89cm" svg:y="14.248cm">
            <text:p text:style-name="P1"><text:span text:style-name="T4">SD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5" draw:text-style-name="P18" xml:id="id73" draw:id="id73" draw:layer="layout" svg:width="1.409cm" svg:height="0.5cm" svg:x="11.435cm" svg:y="14.248cm">
            <text:p text:style-name="P1"><text:span text:style-name="T4">PWM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96" draw:text-style-name="P9" draw:layer="layout" svg:x1="5.156cm" svg:y1="14.498cm" svg:x2="9.89cm" svg:y2="14.498cm" draw:start-shape="id70" draw:start-glue-point="1" draw:end-shape="id71" draw:end-glue-point="3" svg:d="M5156 14498h4734" svg:viewBox="0 0 4735 1">
            <text:p/>
          </draw:connector>
          <draw:connector draw:style-name="gr197" draw:text-style-name="P9" draw:layer="layout" svg:x1="13.344cm" svg:y1="14.498cm" svg:x2="12.844cm" svg:y2="14.498cm" draw:start-shape="id72" draw:start-glue-point="3" draw:end-shape="id73" draw:end-glue-point="1" svg:d="M13344 14498h-500" svg:viewBox="0 0 501 1">
            <text:p/>
          </draw:connector>
        </draw:g>
        <draw:g>
          <draw:custom-shape draw:style-name="gr198" draw:text-style-name="P5" xml:id="id79" draw:id="id79" draw:layer="layout" svg:width="1.1cm" svg:height="0.5cm" svg:x="13.345cm" svg:y="14.803cm">
            <text:p text:style-name="P1"><text:span text:style-name="T3">#1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9" draw:text-style-name="P5" xml:id="id74" draw:id="id74" draw:layer="layout" svg:width="1.1cm" svg:height="0.5cm" svg:x="15.546cm" svg:y="14.803cm">
            <text:p text:style-name="P1"><text:span text:style-name="T3">#1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0" draw:text-style-name="P3" draw:layer="layout" svg:width="0.4cm" svg:height="0.4cm" svg:x="14.545cm" svg:y="14.853cm">
            <text:p text:style-name="P1"><text:span text:style-name="T2">3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1" draw:text-style-name="P3" draw:layer="layout" svg:width="0.4cm" svg:height="0.4cm" svg:x="15.046cm" svg:y="14.853cm">
            <text:p text:style-name="P1"><text:span text:style-name="T2">3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2" draw:text-style-name="P6" xml:id="id75" draw:id="id75" draw:layer="layout" svg:width="1.409cm" svg:height="0.5cm" svg:x="18.686cm" svg:y="14.803cm">
            <text:p text:style-name="P1"><text:span text:style-name="T4">SD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3" draw:text-style-name="P20" xml:id="id78" draw:id="id78" draw:layer="layout" svg:width="1.408cm" svg:height="0.5cm" svg:x="21.761cm" svg:y="14.803cm">
            <text:p text:style-name="P1"><text:span text:style-name="T4">CTS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4" draw:text-style-name="P13" draw:layer="layout" svg:width="1.408cm" svg:height="0.5cm" svg:x="23.299cm" svg:y="14.803cm">
            <text:p text:style-name="P1"><text:span text:style-name="T4">SPI1_</text:span><text:span text:style-name="T6">CE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5" draw:text-style-name="P20" draw:layer="layout" svg:width="1.409cm" svg:height="0.5cm" svg:x="24.837cm" svg:y="14.803cm">
            <text:p text:style-name="P1"><text:span text:style-name="T4">CTS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6" draw:text-style-name="P13" draw:layer="layout" svg:width="1.409cm" svg:height="0.5cm" svg:x="5.287cm" svg:y="14.803cm">
            <text:p text:style-name="P1"><text:span text:style-name="T4">SPI1_MIS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7" draw:text-style-name="P6" xml:id="id77" draw:id="id77" draw:layer="layout" svg:width="1.408cm" svg:height="0.5cm" svg:x="9.9cm" svg:y="14.803cm">
            <text:p text:style-name="P1"><text:span text:style-name="T4">SD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8" draw:text-style-name="P11" xml:id="id80" draw:id="id80" draw:layer="layout" svg:width="1.409cm" svg:height="0.5cm" svg:x="11.438cm" svg:y="14.803cm">
            <text:p text:style-name="P1"><text:span text:style-name="T4">PCM_F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9" draw:text-style-name="P12" xml:id="id76" draw:id="id76" draw:layer="layout" svg:width="1.408cm" svg:height="0.5cm" svg:x="6.825cm" svg:y="14.803cm">
            <text:p text:style-name="P1"><text:span text:style-name="T4">SCL/SCLK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0" draw:text-style-name="P18" draw:layer="layout" svg:width="1.408cm" svg:height="0.5cm" svg:x="3.752cm" svg:y="14.803cm">
            <text:p text:style-name="P1"><text:span text:style-name="T4">PWM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11" draw:text-style-name="P9" draw:layer="layout" svg:x1="16.646cm" svg:y1="15.053cm" svg:x2="18.686cm" svg:y2="15.053cm" draw:start-shape="id74" draw:start-glue-point="1" draw:end-shape="id75" draw:end-glue-point="3" svg:d="M16646 15053h2040" svg:viewBox="0 0 2041 1">
            <text:p/>
          </draw:connector>
          <draw:connector draw:style-name="gr212" draw:text-style-name="P9" draw:layer="layout" svg:x1="8.233cm" svg:y1="15.053cm" svg:x2="9.9cm" svg:y2="15.053cm" draw:start-shape="id76" draw:start-glue-point="1" draw:end-shape="id77" draw:end-glue-point="3" svg:d="M8233 15053h1667" svg:viewBox="0 0 1668 1">
            <text:p/>
          </draw:connector>
          <draw:connector draw:style-name="gr213" draw:text-style-name="P9" draw:layer="layout" svg:x1="20.095cm" svg:y1="15.053cm" svg:x2="21.761cm" svg:y2="15.053cm" draw:start-shape="id75" draw:start-glue-point="1" draw:end-shape="id78" draw:end-glue-point="3" svg:d="M20095 15053h1666" svg:viewBox="0 0 1667 1">
            <text:p/>
          </draw:connector>
          <draw:connector draw:style-name="gr214" draw:text-style-name="P9" draw:layer="layout" svg:x1="13.345cm" svg:y1="15.053cm" svg:x2="12.847cm" svg:y2="15.053cm" draw:start-shape="id79" draw:start-glue-point="3" draw:end-shape="id80" draw:end-glue-point="1" svg:d="M13345 15053h-498" svg:viewBox="0 0 499 1">
            <text:p/>
          </draw:connector>
        </draw:g>
        <draw:g>
          <draw:g>
            <draw:custom-shape draw:style-name="gr215" draw:text-style-name="P2" draw:layer="layout" svg:width="1.1cm" svg:height="0.5cm" svg:x="4.25cm" svg:y="17.972cm">
              <text:p text:style-name="P1"><text:span text:style-name="T1">3.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6" draw:text-style-name="P26" draw:layer="layout" svg:width="2.9cm" svg:height="0.645cm" svg:x="5.35cm" svg:y="17.9cm">
              <draw:text-box>
                <text:p text:style-name="P25"><text:span text:style-name="T3">Alimentación</text:span></text:p>
              </draw:text-box>
            </draw:frame>
          </draw:g>
          <draw:g>
            <draw:custom-shape draw:style-name="gr217" draw:text-style-name="P15" draw:layer="layout" svg:width="1.1cm" svg:height="0.5cm" svg:x="4.25cm" svg:y="18.627cm">
              <text:p text:style-name="P1"><text:span text:style-name="T1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6" draw:text-style-name="P26" draw:layer="layout" svg:width="1.4cm" svg:height="0.645cm" svg:x="5.35cm" svg:y="18.555cm">
              <draw:text-box>
                <text:p text:style-name="P25"><text:span text:style-name="T3">Masa</text:span></text:p>
              </draw:text-box>
            </draw:frame>
          </draw:g>
          <draw:g>
            <draw:custom-shape draw:style-name="gr218" draw:text-style-name="P5" draw:layer="layout" svg:width="1.1cm" svg:height="0.5cm" svg:x="8.043cm" svg:y="17.972cm">
              <text:p text:style-name="P1"><text:span text:style-name="T3">#2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9" draw:text-style-name="P26" draw:layer="layout" svg:width="1.712cm" svg:height="0.645cm" svg:x="9.143cm" svg:y="17.9cm">
              <draw:text-box>
                <text:p text:style-name="P25"><text:span text:style-name="T3">GPIO</text:span></text:p>
              </draw:text-box>
            </draw:frame>
          </draw:g>
          <draw:g>
            <draw:custom-shape draw:style-name="gr220" draw:text-style-name="P28" draw:layer="layout" svg:width="1.1cm" svg:height="0.5cm" svg:x="17.85cm" svg:y="17.972cm">
              <text:p text:style-name="P27"><text:span text:style-name="T10">C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6" draw:text-style-name="P26" draw:layer="layout" svg:width="3.4cm" svg:height="0.645cm" svg:x="18.95cm" svg:y="17.9cm">
              <draw:text-box>
                <text:p text:style-name="P25"><text:span text:style-name="T3">Esclavo I2C/SPI</text:span></text:p>
              </draw:text-box>
            </draw:frame>
          </draw:g>
          <draw:g>
            <draw:custom-shape draw:style-name="gr221" draw:text-style-name="P29" draw:layer="layout" svg:width="1.1cm" svg:height="0.5cm" svg:x="11.038cm" svg:y="17.972cm">
              <text:p text:style-name="P27"><text:span text:style-name="T10">CE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6" draw:text-style-name="P26" draw:layer="layout" svg:width="1.212cm" svg:height="0.645cm" svg:x="12.138cm" svg:y="17.9cm">
              <draw:text-box>
                <text:p text:style-name="P25"><text:span text:style-name="T3">SPI</text:span></text:p>
              </draw:text-box>
            </draw:frame>
          </draw:g>
          <draw:g>
            <draw:custom-shape draw:style-name="gr222" draw:text-style-name="P31" draw:layer="layout" svg:width="1.1cm" svg:height="0.5cm" svg:x="13.75cm" svg:y="18.627cm">
              <text:p text:style-name="P30"><text:span text:style-name="T3">CM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6" draw:text-style-name="P26" draw:layer="layout" svg:width="2.512cm" svg:height="0.645cm" svg:x="14.85cm" svg:y="18.555cm">
              <draw:text-box>
                <text:p text:style-name="P25"><text:span text:style-name="T3">Interfaz SD</text:span></text:p>
              </draw:text-box>
            </draw:frame>
          </draw:g>
          <draw:g>
            <draw:custom-shape draw:style-name="gr223" draw:text-style-name="P32" draw:layer="layout" svg:width="1.1cm" svg:height="0.5cm" svg:x="13.75cm" svg:y="17.972cm">
              <text:p text:style-name="P30"><text:span text:style-name="T3">PWM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24" draw:text-style-name="P26" draw:layer="layout" svg:width="2.612cm" svg:height="0.645cm" svg:x="14.85cm" svg:y="17.9cm">
              <draw:text-box>
                <text:p text:style-name="P25"><text:span text:style-name="T3">Salida PWM</text:span></text:p>
              </draw:text-box>
            </draw:frame>
          </draw:g>
          <draw:g>
            <draw:custom-shape draw:style-name="gr225" draw:text-style-name="P33" draw:layer="layout" svg:width="1.1cm" svg:height="0.5cm" svg:x="11.038cm" svg:y="18.627cm">
              <text:p text:style-name="P30"><text:span text:style-name="T3">SC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6" draw:text-style-name="P26" draw:layer="layout" svg:width="1.212cm" svg:height="0.645cm" svg:x="12.138cm" svg:y="18.555cm">
              <draw:text-box>
                <text:p text:style-name="P25"><text:span text:style-name="T3">I2C</text:span></text:p>
              </draw:text-box>
            </draw:frame>
          </draw:g>
          <draw:g>
            <draw:custom-shape draw:style-name="gr226" draw:text-style-name="P34" draw:layer="layout" svg:width="1.1cm" svg:height="0.5cm" svg:x="8.043cm" svg:y="18.627cm">
              <text:p text:style-name="P30"><text:span text:style-name="T3">Rx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6" draw:text-style-name="P26" draw:layer="layout" svg:width="1.8cm" svg:height="0.645cm" svg:x="9.143cm" svg:y="18.555cm">
              <draw:text-box>
                <text:p text:style-name="P25"><text:span text:style-name="T3">UART</text:span></text:p>
              </draw:text-box>
            </draw:frame>
          </draw:g>
          <draw:g>
            <draw:custom-shape draw:style-name="gr227" draw:text-style-name="P35" draw:layer="layout" svg:width="1.1cm" svg:height="0.5cm" svg:x="22.55cm" svg:y="18.627cm">
              <text:p text:style-name="P30"><text:span text:style-name="T3">TDI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6" draw:text-style-name="P26" draw:layer="layout" svg:width="1.8cm" svg:height="0.645cm" svg:x="23.65cm" svg:y="18.555cm">
              <draw:text-box>
                <text:p text:style-name="P25"><text:span text:style-name="T3">JTAG</text:span></text:p>
              </draw:text-box>
            </draw:frame>
          </draw:g>
          <draw:g>
            <draw:custom-shape draw:style-name="gr228" draw:text-style-name="P36" draw:layer="layout" svg:width="1.1cm" svg:height="0.5cm" svg:x="22.55cm" svg:y="17.972cm">
              <text:p text:style-name="P30"><text:span text:style-name="T3">DI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6" draw:text-style-name="P26" draw:layer="layout" svg:width="1.8cm" svg:height="0.645cm" svg:x="23.65cm" svg:y="17.9cm">
              <draw:text-box>
                <text:p text:style-name="P25"><text:span text:style-name="T3">PCM</text:span></text:p>
              </draw:text-box>
            </draw:frame>
          </draw:g>
          <draw:g>
            <draw:custom-shape draw:style-name="gr229" draw:text-style-name="P37" draw:layer="layout" svg:width="1.1cm" svg:height="0.5cm" svg:x="17.85cm" svg:y="18.627cm">
              <text:p text:style-name="P30"><text:span text:style-name="T3">DIN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6" draw:text-style-name="P26" draw:layer="layout" svg:width="4.3cm" svg:height="0.645cm" svg:x="18.95cm" svg:y="18.555cm">
              <draw:text-box>
                <text:p text:style-name="P25"><text:span text:style-name="T3">Mem. secundaria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0T13:22:00.514367354</meta:creation-date>
    <dc:date>2016-05-10T15:15:55.530447065</dc:date>
    <meta:editing-duration>PT8M29S</meta:editing-duration>
    <meta:editing-cycles>3</meta:editing-cycles>
    <meta:generator>LibreOffice/5.1.2.2.0$Linux_X86_64 LibreOffice_project/10m0$Build-2</meta:generator>
    <meta:document-statistic meta:object-count="272"/>
  </office:meta>
</office:document-meta>
</file>